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5438in" fo:margin-left="-0.0104in" fo:margin-top="0in" fo:margin-bottom="0in" table:align="left"/>
    </style:style>
    <style:style style:name="Table1.A" style:family="table-column">
      <style:table-column-properties style:column-width="0.8861in"/>
    </style:style>
    <style:style style:name="Table1.B" style:family="table-column">
      <style:table-column-properties style:column-width="0.7875in"/>
    </style:style>
    <style:style style:name="Table1.D" style:family="table-column">
      <style:table-column-properties style:column-width="0.98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3.4451in" fo:margin-left="-0.0104in" fo:margin-top="0in" fo:margin-bottom="0in" table:align="left"/>
    </style:style>
    <style:style style:name="Table2.A" style:family="table-column">
      <style:table-column-properties style:column-width="1.0826in"/>
    </style:style>
    <style:style style:name="Table2.B" style:family="table-column">
      <style:table-column-properties style:column-width="0.7875in"/>
    </style:style>
    <style:style style:name="Table2.C" style:family="table-column">
      <style:table-column-properties style:column-width="0.786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3" style:family="table">
      <style:table-properties style:width="2.7563in" fo:margin-left="-0.0104in" fo:margin-top="0in" fo:margin-bottom="0in" fo:break-before="auto" fo:break-after="auto" table:align="left"/>
    </style:style>
    <style:style style:name="Table3.A" style:family="table-column">
      <style:table-column-properties style:column-width="0.5903in"/>
    </style:style>
    <style:style style:name="Table3.C" style:family="table-column">
      <style:table-column-properties style:column-width="0.787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/>
    </style:style>
    <style:style style:name="Table4" style:family="table">
      <style:table-properties style:width="6.891in" fo:margin-left="-0.0104in" fo:margin-top="0in" fo:margin-bottom="0in" fo:break-before="auto" fo:break-after="auto" table:align="left"/>
    </style:style>
    <style:style style:name="Table4.A" style:family="table-column">
      <style:table-column-properties style:column-width="3.445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Num1">
      <style:paragraph-properties fo:margin-left="0.5453in" fo:margin-right="0in" fo:margin-top="0in" fo:margin-bottom="0.111in" loext:contextual-spacing="false" fo:line-height="108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" style:family="paragraph" style:parent-style-name="Standard" style:list-style-name="WWNum1">
      <style:paragraph-properties fo:margin-left="0.5453in" fo:margin-right="0in" fo:margin-top="0in" fo:margin-bottom="0.111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1">
      <style:paragraph-properties fo:margin-left="0.5453in" fo:margin-right="0in" fo:margin-top="0.1945in" fo:margin-bottom="0.1945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1">
      <style:paragraph-properties fo:margin-left="0.5453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style:font-name-asian="Times New Roman1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Times New Roman1" style:font-style-asian="italic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4" style:family="paragraph" style:parent-style-name="Standard" style:master-page-name="Standard">
      <style:paragraph-properties fo:text-align="center" style:justify-single-word="false" style:page-number="1"/>
    </style:style>
    <style:style style:name="P15" style:family="paragraph" style:parent-style-name="Standard">
      <style:paragraph-properties fo:margin-top="0.1945in" fo:margin-bottom="0.1945in" loext:contextual-spacing="false" fo:line-height="100%"/>
    </style:style>
    <style:style style:name="P16" style:family="paragraph" style:parent-style-name="Standard">
      <style:paragraph-properties fo:margin-top="0.1945in" fo:margin-bottom="0.1945in" loext:contextual-spacing="false" fo:line-height="100%"/>
      <style:text-properties style:font-name="Times New Roman" style:font-name-asian="Times New Roman1" style:font-name-complex="Times New Roman1"/>
    </style:style>
    <style:style style:name="P17" style:family="paragraph" style:parent-style-name="Standard">
      <style:paragraph-properties fo:margin-top="0.1945in" fo:margin-bottom="0.1945in" loext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normal" style:font-name-asian="Times New Roman1" style:font-size-asian="11pt" style:font-style-asian="italic" style:font-weight-asian="normal" style:font-name-complex="Times New Roman1" style:font-size-complex="11pt"/>
    </style:style>
    <style:style style:name="P22" style:family="paragraph" style:parent-style-name="Standard">
      <style:paragraph-properties fo:margin-left="0in" fo:margin-right="0in" fo:margin-top="0in" fo:margin-bottom="0.111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.111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normal" style:font-name-asian="Times New Roman1" style:font-size-asian="11pt" style:font-style-asian="italic" style:font-weight-asian="normal" style:font-name-complex="Times New Roman1" style:font-size-complex="11pt"/>
    </style:style>
    <style:style style:name="P24" style:family="paragraph" style:parent-style-name="Standard">
      <style:paragraph-properties fo:margin-left="0in" fo:margin-right="0in" fo:margin-top="0in" fo:margin-bottom="0.111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5" style:family="paragraph" style:parent-style-name="Standard">
      <style:paragraph-properties fo:margin-left="0in" fo:margin-right="0in" fo:margin-top="0in" fo:margin-bottom="0.111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7" style:family="paragraph" style:parent-style-name="Standard" style:list-style-name="WWNum2">
      <style:paragraph-properties fo:margin-left="0.5in" fo:margin-right="0in" fo:margin-top="0in" fo:margin-bottom="0.111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variant="normal" fo:text-transform="none" fo:color="#00b050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bold" style:font-name-asian="Calibri1" style:font-size-asian="11pt" style:font-style-asian="normal" style:font-weight-asian="bold" style:font-name-complex="Calibri1" style:font-size-complex="11pt"/>
    </style:style>
    <style:style style:name="T3" style:family="text">
      <style:text-properties fo:font-variant="normal" fo:text-transform="none" fo:color="#ed7d31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bold" style:font-name-asian="Calibri1" style:font-size-asian="11pt" style:font-style-asian="normal" style:font-weight-asian="bold" style:font-name-complex="Calibri1" style:font-size-complex="11pt"/>
    </style:style>
    <style:style style:name="T4" style:family="text">
      <style:text-properties fo:font-variant="normal" fo:text-transform="none" fo:color="#ed7d31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5" style:family="text">
      <style:text-properties fo:font-variant="normal" fo:text-transform="none" fo:color="#ed7d31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6" style:family="text">
      <style:text-properties fo:font-variant="normal" fo:text-transform="none" fo:color="#ed7d31" style:text-line-through-style="none" style:text-line-through-type="none" style:text-position="0% 100%" style:font-name="Times New Roman" fo:font-size="11pt" fo:font-style="italic" style:text-underline-style="solid" style:text-underline-width="auto" style:text-underline-color="font-color" fo:font-weight="normal" style:font-name-asian="Times New Roman1" style:font-size-asian="11pt" style:font-style-asian="italic" style:font-weight-asian="normal" style:font-name-complex="Times New Roman1" style:font-size-complex="11pt"/>
    </style:style>
    <style:style style:name="T7" style:family="text">
      <style:text-properties fo:font-variant="normal" fo:text-transform="none" fo:color="#70ad47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8" style:family="text">
      <style:text-properties fo:font-variant="normal" fo:text-transform="none" fo:color="#70ad47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normal" style:font-name-asian="Times New Roman1" style:font-size-asian="11pt" style:font-style-asian="italic" style:font-weight-asian="normal" style:font-name-complex="Times New Roman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T15" style:family="text">
      <style:text-properties fo:font-variant="normal" fo:text-transform="none" fo:color="#4472c4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16" style:family="text">
      <style:text-properties fo:font-variant="normal" fo:text-transform="none" fo:color="#4472c4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17" style:family="text">
      <style:text-properties style:font-name="Times New Roman" fo:font-style="italic" style:font-name-asian="Times New Roman1" style:font-style-asian="italic" style:font-name-complex="Times New Roman1"/>
    </style:style>
    <style:style style:name="T18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19" style:family="text">
      <style:text-properties style:font-name="Times New Roman" style:font-name-asian="Times New Roman1" style:font-name-complex="Times New Roman1"/>
    </style:style>
    <style:style style:name="T20" style:family="text">
      <style:text-properties style:font-name="Times New Roman" fo:font-weight="bold" style:font-name-asian="Times New Roman1" style:font-weight-asian="bold" style:font-name-complex="Times New Roman1"/>
    </style:style>
    <style:style style:name="Sect1" style:family="section">
      <style:section-properties style:editable="false">
        <style:columns fo:column-count="3">
          <style:column style:rel-width="20992*" fo:start-indent="0in" fo:end-indent="0.2457in"/>
          <style:column style:rel-width="23548*" fo:start-indent="0.2457in" fo:end-indent="0.2457in"/>
          <style:column style:rel-width="20995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Verb patterns</text:span></text:p>
      <text:p text:style-name="P1"/>
      <text:list xml:id="list1815633631" text:style-name="WWNum1">
        <text:list-item>
          <text:p text:style-name="P4"><text:span text:style-name="T2">Verbs followed by a </text:span><text:span text:style-name="T3">to-infinitive: 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2"><text:span text:style-name="T17">afford</text:span></text:p>
          </table:table-cell>
          <table:table-cell table:style-name="Table1.A1" office:value-type="string">
            <text:p text:style-name="P2"><text:span text:style-name="T17">demand</text:span></text:p>
          </table:table-cell>
          <table:table-cell table:style-name="Table1.A1" office:value-type="string">
            <text:p text:style-name="P2"><text:span text:style-name="T17">like</text:span></text:p>
          </table:table-cell>
          <table:table-cell table:style-name="Table1.A1" office:value-type="string">
            <text:p text:style-name="P2"><text:span text:style-name="T17">pretend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7">agree</text:span></text:p>
          </table:table-cell>
          <table:table-cell table:style-name="Table1.A1" office:value-type="string">
            <text:p text:style-name="P2"><text:span text:style-name="T17">fail</text:span></text:p>
          </table:table-cell>
          <table:table-cell table:style-name="Table1.A1" office:value-type="string">
            <text:p text:style-name="P2"><text:span text:style-name="T17">love</text:span></text:p>
          </table:table-cell>
          <table:table-cell table:style-name="Table1.A1" office:value-type="string">
            <text:p text:style-name="P2"><text:span text:style-name="T17">promise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7">arrange</text:span></text:p>
          </table:table-cell>
          <table:table-cell table:style-name="Table1.A1" office:value-type="string">
            <text:p text:style-name="P2"><text:span text:style-name="T17">forget</text:span></text:p>
          </table:table-cell>
          <table:table-cell table:style-name="Table1.A1" office:value-type="string">
            <text:p text:style-name="P2"><text:span text:style-name="T17">manage</text:span></text:p>
          </table:table-cell>
          <table:table-cell table:style-name="Table1.A1" office:value-type="string">
            <text:p text:style-name="P2"><text:span text:style-name="T17">refuse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7">ask</text:span></text:p>
          </table:table-cell>
          <table:table-cell table:style-name="Table1.A1" office:value-type="string">
            <text:p text:style-name="P2"><text:span text:style-name="T17">hate</text:span></text:p>
          </table:table-cell>
          <table:table-cell table:style-name="Table1.A1" office:value-type="string">
            <text:p text:style-name="P2"><text:span text:style-name="T17">mean (= intend</text:span><text:span text:style-name="T19">)</text:span></text:p>
          </table:table-cell>
          <table:table-cell table:style-name="Table1.A1" office:value-type="string">
            <text:p text:style-name="P2"><text:span text:style-name="T17">remember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7">begin</text:span></text:p>
          </table:table-cell>
          <table:table-cell table:style-name="Table1.A1" office:value-type="string">
            <text:p text:style-name="P2"><text:span text:style-name="T17">help</text:span></text:p>
          </table:table-cell>
          <table:table-cell table:style-name="Table1.A1" office:value-type="string">
            <text:p text:style-name="P2"><text:span text:style-name="T17">need</text:span></text:p>
          </table:table-cell>
          <table:table-cell table:style-name="Table1.A1" office:value-type="string">
            <text:p text:style-name="P2"><text:span text:style-name="T17">start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7">choose</text:span></text:p>
          </table:table-cell>
          <table:table-cell table:style-name="Table1.A1" office:value-type="string">
            <text:p text:style-name="P2"><text:span text:style-name="T17">hope</text:span></text:p>
          </table:table-cell>
          <table:table-cell table:style-name="Table1.A1" office:value-type="string">
            <text:p text:style-name="P2"><text:span text:style-name="T17">offer</text:span></text:p>
          </table:table-cell>
          <table:table-cell table:style-name="Table1.A1" office:value-type="string">
            <text:p text:style-name="P2"><text:span text:style-name="T17">try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7">continue</text:span></text:p>
          </table:table-cell>
          <table:table-cell table:style-name="Table1.A1" office:value-type="string">
            <text:p text:style-name="P2"><text:span text:style-name="T17">intend</text:span></text:p>
          </table:table-cell>
          <table:table-cell table:style-name="Table1.A1" office:value-type="string">
            <text:p text:style-name="P2"><text:span text:style-name="T17">plan</text:span></text:p>
          </table:table-cell>
          <table:table-cell table:style-name="Table1.A1" office:value-type="string">
            <text:p text:style-name="P2"><text:span text:style-name="T17">want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7">decide</text:span></text:p>
          </table:table-cell>
          <table:table-cell table:style-name="Table1.A1" office:value-type="string">
            <text:p text:style-name="P2"><text:span text:style-name="T17">learn</text:span></text:p>
          </table:table-cell>
          <table:table-cell table:style-name="Table1.A1" office:value-type="string">
            <text:p text:style-name="P2"><text:span text:style-name="T17">prefer</text:span></text:p>
          </table:table-cell>
          <table:table-cell table:style-name="Table1.A1" office:value-type="string">
            <text:p text:style-name="P8"/>
          </table:table-cell>
        </table:table-row>
      </table:table>
      <text:p text:style-name="P13"><text:span text:style-name="T17"><text:line-break/></text:span></text:p>
      <text:p text:style-name="P13"><text:span text:style-name="T19">Examples: </text:span></text:p>
      <text:p text:style-name="P13"><text:span text:style-name="T19">I can’t </text:span><text:span text:style-name="T20">afford to go</text:span><text:span text:style-name="T19"> on holiday.</text:span></text:p>
      <text:p text:style-name="P13"><text:span text:style-name="T19">It </text:span><text:span text:style-name="T20">began to rain.</text:span></text:p>
      <text:p text:style-name="P13"><text:bookmark text:name="_gjdgxs"/><text:span text:style-name="T19">She </text:span><text:span text:style-name="T20">hopes to go</text:span><text:span text:style-name="T19"> to university next year.</text:span></text:p>
      <text:p text:style-name="P13"><text:span text:style-name="T19">My mother never </text:span><text:span text:style-name="T20">learnt to swim.</text:span></text:p>
      <text:p text:style-name="P13"><text:span text:style-name="T19">Did you </text:span><text:span text:style-name="T20">remember to ring</text:span><text:span text:style-name="T19"> Nigel?</text:span></text:p>
      <text:list xml:id="list52736976429725" text:continue-numbering="true" text:style-name="WWNum1">
        <text:list-item>
          <text:p text:style-name="P6"><text:span text:style-name="T7">Verbs followed by </text:span><text:span text:style-name="T4">–ing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ext:soft-page-break/>
        <table:table-row table:style-name="Table2.1">
          <table:table-cell table:style-name="Table2.A1" office:value-type="string">
            <text:p text:style-name="P2"><text:span text:style-name="T17">admit</text:span></text:p>
          </table:table-cell>
          <table:table-cell table:style-name="Table2.A1" office:value-type="string">
            <text:p text:style-name="P2"><text:span text:style-name="T17">deny</text:span></text:p>
          </table:table-cell>
          <table:table-cell table:style-name="Table2.A1" office:value-type="string">
            <text:p text:style-name="P2"><text:span text:style-name="T17">finish</text:span></text:p>
          </table:table-cell>
          <table:table-cell table:style-name="Table2.A1" office:value-type="string">
            <text:p text:style-name="P2"><text:span text:style-name="T17">mind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17">avoid</text:span></text:p>
          </table:table-cell>
          <table:table-cell table:style-name="Table2.A1" office:value-type="string">
            <text:p text:style-name="P2"><text:span text:style-name="T17">dislike</text:span></text:p>
          </table:table-cell>
          <table:table-cell table:style-name="Table2.A1" office:value-type="string">
            <text:p text:style-name="P2"><text:span text:style-name="T17">give up</text:span></text:p>
          </table:table-cell>
          <table:table-cell table:style-name="Table2.A1" office:value-type="string">
            <text:p text:style-name="P2"><text:span text:style-name="T17">miss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17">(can’t) help</text:span></text:p>
          </table:table-cell>
          <table:table-cell table:style-name="Table2.A1" office:value-type="string">
            <text:p text:style-name="P2"><text:span text:style-name="T17">enjoy</text:span></text:p>
          </table:table-cell>
          <table:table-cell table:style-name="Table2.A1" office:value-type="string">
            <text:p text:style-name="P2"><text:span text:style-name="T17">imagine</text:span></text:p>
          </table:table-cell>
          <table:table-cell table:style-name="Table2.A1" office:value-type="string">
            <text:p text:style-name="P2"><text:span text:style-name="T17">practise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17">(can’t) stand</text:span></text:p>
          </table:table-cell>
          <table:table-cell table:style-name="Table2.A1" office:value-type="string">
            <text:p text:style-name="P2"><text:span text:style-name="T17">fancy</text:span></text:p>
          </table:table-cell>
          <table:table-cell table:style-name="Table2.A1" office:value-type="string">
            <text:p text:style-name="P2"><text:span text:style-name="T17">involve</text:span></text:p>
          </table:table-cell>
          <table:table-cell table:style-name="Table2.A1" office:value-type="string">
            <text:p text:style-name="P2"><text:span text:style-name="T17">put off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17">consider</text:span></text:p>
          </table:table-cell>
          <table:table-cell table:style-name="Table2.A1" office:value-type="string">
            <text:p text:style-name="P2"><text:span text:style-name="T17">feel like</text:span></text:p>
          </table:table-cell>
          <table:table-cell table:style-name="Table2.A1" office:value-type="string">
            <text:p text:style-name="P2"><text:span text:style-name="T17">keep (on)</text:span></text:p>
          </table:table-cell>
          <table:table-cell table:style-name="Table2.A1" office:value-type="string">
            <text:p text:style-name="P2"><text:span text:style-name="T17">risk</text:span></text:p>
          </table:table-cell>
        </table:table-row>
      </table:table>
      <text:p text:style-name="P10"/>
      <text:p text:style-name="P13"><text:span text:style-name="T19">Examples: </text:span></text:p>
      <text:p text:style-name="P12"><text:span text:style-name="T17">I always </text:span><text:span text:style-name="T18">enjoy cooking.</text:span></text:p>
      <text:p text:style-name="P12"><text:span text:style-name="T19">Not: I always enjoy to cook.</text:span></text:p>
      <text:p text:style-name="P12"><text:span text:style-name="T17">We haven’t </text:span><text:span text:style-name="T18">finished eating</text:span><text:span text:style-name="T17"> yet.</text:span></text:p>
      <text:p text:style-name="P12"><text:span text:style-name="T19">Not: We haven’t finished to eat.</text:span></text:p>
      <text:p text:style-name="P12"><text:span text:style-name="T17">She </text:span><text:span text:style-name="T18">keeps changing </text:span><text:span text:style-name="T17">her mind about the wedding.</text:span></text:p>
      <text:p text:style-name="P11"/>
      <text:list xml:id="list52738959434997" text:continue-numbering="true" text:style-name="WWNum1">
        <text:list-item>
          <text:p text:style-name="P7"><text:span text:style-name="T7">Verbs followed by a </text:span><text:span text:style-name="T4">to-infinitive </text:span><text:span text:style-name="T7">or</text:span><text:span text:style-name="T4"> –ing </text:span><text:span text:style-name="T9">(with the same meaning)</text:span></text:p>
        </text:list-item>
      </text:list>
      <text:section text:style-name="Sect1" text:name="TextSection">
        <text:p text:style-name="P12"><text:span text:style-name="T17">like</text:span></text:p>
        <text:p text:style-name="P12"><text:span text:style-name="T17">prefer</text:span></text:p>
        <text:p text:style-name="P12"><text:span text:style-name="T17">love</text:span></text:p>
        <text:p text:style-name="P12"><text:span text:style-name="T17">hate</text:span></text:p>
        <text:p text:style-name="P12"><text:span text:style-name="T17">start</text:span></text:p>
        <text:p text:style-name="P12"><text:span text:style-name="T17">begin</text:span></text:p>
        <text:p text:style-name="P12"><text:span text:style-name="T17">continue</text:span></text:p>
        <text:p text:style-name="P12"><text:span text:style-name="T17">get</text:span></text:p>
      </text:section>
      <text:section text:style-name="Sect2" text:name="Section1">
        <text:p text:style-name="P15"><text:span text:style-name="T19"> </text:span></text:p>
        <text:p text:style-name="P13"><text:span text:style-name="T19">Examples:</text:span></text:p>
        <text:p text:style-name="P12"><text:span text:style-name="T19">Do you </text:span><text:span text:style-name="T20">like getting</text:span><text:span text:style-name="T19"> up early? </text:span><text:span text:style-name="T17">or</text:span><text:span text:style-name="T19"> Do you </text:span><text:span text:style-name="T20">like to get</text:span><text:span text:style-name="T19"> up early?</text:span></text:p>
        <text:p text:style-name="P12"><text:soft-page-break/><text:span text:style-name="T19">I </text:span><text:span text:style-name="T20">prefer travelling</text:span><text:span text:style-name="T19"> by car. </text:span><text:span text:style-name="T17">or</text:span><text:span text:style-name="T19"> I </text:span><text:span text:style-name="T20">prefer to travel</text:span><text:span text:style-name="T19"> by car.</text:span></text:p>
        <text:p text:style-name="P12"><text:span text:style-name="T19">Ann </text:span><text:span text:style-name="T20">loves dancing</text:span><text:span text:style-name="T19">. </text:span><text:span text:style-name="T17">or</text:span><text:span text:style-name="T19"> Ann </text:span><text:span text:style-name="T20">loves to dance</text:span><text:span text:style-name="T19">. </text:span></text:p>
        <text:p text:style-name="P12"><text:span text:style-name="T19">I </text:span><text:span text:style-name="T20">hate being</text:span><text:span text:style-name="T19"> late. </text:span><text:span text:style-name="T17">or</text:span><text:span text:style-name="T19"> I </text:span><text:span text:style-name="T20">hate to be</text:span><text:span text:style-name="T19"> late. </text:span></text:p>
        <text:p text:style-name="P12"><text:span text:style-name="T19">It </text:span><text:span text:style-name="T20">started raining</text:span><text:span text:style-name="T19">. </text:span><text:span text:style-name="T17">or</text:span><text:span text:style-name="T19"> It </text:span><text:span text:style-name="T20">started to rain</text:span><text:span text:style-name="T19">. </text:span></text:p>
        <text:list xml:id="list52738046854538" text:continue-numbering="true" text:style-name="WWNum1">
          <text:list-item>
            <text:p text:style-name="P5"><text:span text:style-name="T7">Verb + preposition (at, of, with, to) + -ing </text:span></text:p>
          </text:list-item>
        </text:list>
        <text:p text:style-name="P18"><text:span text:style-name="T11">Exapmples: </text:span></text:p>
        <text:p text:style-name="P19"><text:span text:style-name="T11">We are </text:span><text:span text:style-name="T12">thinking of moving</text:span><text:span text:style-name="T11"> house. </text:span></text:p>
        <text:p text:style-name="P19"><text:span text:style-name="T11">I am </text:span><text:span text:style-name="T12">looking forward to having</text:span><text:span text:style-name="T11"> more free time. </text:span></text:p>
        <text:p text:style-name="P20"/>
        <text:list xml:id="list2764208928" text:style-name="WWNum2">
          <text:list-item>
            <text:p text:style-name="P26"><text:span text:style-name="T15">Like doing vs. Would like to do </text:span></text:p>
          </text:list-item>
        </text:list>
        <text:p text:style-name="P19"><text:span text:style-name="T16">Like doing </text:span><text:span text:style-name="T12">and</text:span><text:span text:style-name="T16"> love doing = </text:span><text:span text:style-name="T11">general preference</text:span><text:span text:style-name="T12"> </text:span></text:p>
        <text:p text:style-name="P19"><text:span text:style-name="T11">Example:I </text:span><text:span text:style-name="T12">like working</text:span><text:span text:style-name="T11"> as a teacher.</text:span></text:p>
        <text:p text:style-name="P20"/>
        <text:p text:style-name="P19"><text:span text:style-name="T16">Would like to do = </text:span><text:span text:style-name="T11">is</text:span><text:span text:style-name="T16"> </text:span><text:span text:style-name="T11">used to say that someone wants to do or have something</text:span></text:p>
        <text:p text:style-name="P19"><text:span text:style-name="T11">Example: I </text:span><text:span text:style-name="T12">would like to be</text:span><text:span text:style-name="T11"> a teacher. </text:span></text:p>
        <text:p text:style-name="P20"/>
        <text:list xml:id="list52737800129778" text:continue-numbering="true" text:style-name="WWNum2">
          <text:list-item>
            <text:p text:style-name="P27"><text:span text:style-name="T4">To-infinitive </text:span><text:span text:style-name="T7">or </text:span><text:span text:style-name="T4">-ing </text:span><text:span text:style-name="T7">form with a change in meaning</text:span></text:p>
          </text:list-item>
        </text:list>
        <table:table table:name="Table3" table:style-name="Table3">
          <table:table-column table:style-name="Table3.A" table:number-columns-repeated="2"/>
          <table:table-column table:style-name="Table3.C" table:number-columns-repeated="2"/>
          <table:table-row table:style-name="Table3.1">
            <table:table-cell table:style-name="Table3.A1" office:value-type="string">
              <text:p text:style-name="P25"><text:span text:style-name="T13">go on</text:span></text:p>
            </table:table-cell>
            <table:table-cell table:style-name="Table3.A1" office:value-type="string">
              <text:p text:style-name="P25"><text:span text:style-name="T13">need</text:span></text:p>
            </table:table-cell>
            <table:table-cell table:style-name="Table3.A1" office:value-type="string">
              <text:p text:style-name="P25"><text:span text:style-name="T13">remember</text:span></text:p>
            </table:table-cell>
            <table:table-cell table:style-name="Table3.A1" office:value-type="string">
              <text:p text:style-name="P25"><text:span text:style-name="T13">try</text:span></text:p>
            </table:table-cell>
          </table:table-row>
          <table:table-row table:style-name="Table3.1">
            <table:table-cell table:style-name="Table3.A1" office:value-type="string">
              <text:p text:style-name="P25"><text:span text:style-name="T13">mean</text:span></text:p>
            </table:table-cell>
            <table:table-cell table:style-name="Table3.A1" office:value-type="string">
              <text:p text:style-name="P25"><text:span text:style-name="T13">regret</text:span></text:p>
            </table:table-cell>
            <table:table-cell table:style-name="Table3.A1" office:value-type="string">
              <text:p text:style-name="P25"><text:span text:style-name="T13">stop</text:span></text:p>
            </table:table-cell>
            <table:table-cell table:style-name="Table3.A1" office:value-type="string">
              <text:p text:style-name="P25"><text:span text:style-name="T13">want</text:span></text:p>
            </table:table-cell>
          </table:table-row>
        </table:table>
        <text:p text:style-name="P22"><text:span text:style-name="T10">Compare: </text:span></text:p>
        <table:table table:name="Table4" table:style-name="Table4">
          <table:table-column table:style-name="Table4.A" table:number-columns-repeated="2"/>
          <text:soft-page-break/>
          <table:table-row table:style-name="Table4.1">
            <table:table-cell table:style-name="Table4.A1" office:value-type="string">
              <text:p text:style-name="P25"><text:span text:style-name="T9">-ing form</text:span></text:p>
            </table:table-cell>
            <table:table-cell table:style-name="Table4.A1" office:value-type="string">
              <text:p text:style-name="P25"><text:span text:style-name="T9">to-infinitive</text:span></text:p>
            </table:table-cell>
          </table:table-row>
          <table:table-row table:style-name="Table4.1">
            <table:table-cell table:style-name="Table4.A1" office:value-type="string">
              <text:p text:style-name="P25"><text:span text:style-name="T11">Working in London </text:span><text:span text:style-name="T12">means leaving</text:span><text:span text:style-name="T11"> home at 6.30. (Because I work in London, this is the result or consequence.)</text:span></text:p>
            </table:table-cell>
            <table:table-cell table:style-name="Table4.A1" office:value-type="string">
              <text:p text:style-name="P25"><text:span text:style-name="T11">I didn’t </text:span><text:span text:style-name="T12">mean to make</text:span><text:span text:style-name="T11"> you cry. (I didn’t intend to make you cry.)</text:span></text:p>
            </table:table-cell>
          </table:table-row>
          <table:table-row table:style-name="Table4.1">
            <table:table-cell table:style-name="Table4.A1" office:value-type="string">
              <text:p text:style-name="P25"><text:span text:style-name="T11">He </text:span><text:span text:style-name="T12">went on singing</text:span><text:span text:style-name="T11"> after everyone else had finished. (He continued singing without stopping.)</text:span></text:p>
            </table:table-cell>
            <table:table-cell table:style-name="Table4.A1" office:value-type="string">
              <text:p text:style-name="P25"><text:span text:style-name="T11">She recited a poem, then </text:span><text:span text:style-name="T12">went on to sing</text:span><text:span text:style-name="T11"> a lovely folk song. (She recited the poem first, then she sang the song.)</text:span></text:p>
            </table:table-cell>
          </table:table-row>
          <table:table-row table:style-name="Table4.1">
            <table:table-cell table:style-name="Table4.A1" office:value-type="string">
              <text:p text:style-name="P25"><text:span text:style-name="T11">I </text:span><text:span text:style-name="T12">tried searching</text:span><text:span text:style-name="T11"> the web and finally found an address for him. (I searched the web to see what information I could find.)</text:span></text:p>
            </table:table-cell>
            <table:table-cell table:style-name="Table4.A1" office:value-type="string">
              <text:p text:style-name="P25"><text:span text:style-name="T12">I tried to email</text:span><text:span text:style-name="T11"> Simon but it bounced back. (I tried/attempted to email him but I did not succeed.)</text:span></text:p>
            </table:table-cell>
          </table:table-row>
          <table:table-row table:style-name="Table4.1">
            <table:table-cell table:style-name="Table4.A1" office:value-type="string">
              <text:p text:style-name="P25"><text:span text:style-name="T11">She </text:span><text:span text:style-name="T12">stopped crying</text:span><text:span text:style-name="T11"> as soon as she saw her mother. (She was crying, and then she didn’t cry anymore.)</text:span></text:p>
            </table:table-cell>
            <table:table-cell table:style-name="Table4.A1" office:value-type="string">
              <text:p text:style-name="P25"><text:span text:style-name="T11">We </text:span><text:span text:style-name="T12">stopped to buy</text:span><text:span text:style-name="T11"> some water at the motorway service area. (We were travelling and we stopped for a short time in order to buy some water.)</text:span></text:p>
            </table:table-cell>
          </table:table-row>
        </table:table>
        <text:p text:style-name="P9"/>
        <text:list xml:id="list52738450590019" text:continue-numbering="true" text:style-name="WWNum2">
          <text:list-item>
            <text:p text:style-name="P26"><text:span text:style-name="T6">Hate, like, love, prefer</text:span><text:span text:style-name="T8"> with </text:span><text:span text:style-name="T5">would</text:span><text:span text:style-name="T8"> or </text:span><text:span text:style-name="T5">should</text:span></text:p>
          </text:list-item>
        </text:list>
        <text:p text:style-name="P19"><text:span text:style-name="T11">When </text:span><text:span text:style-name="T13">hate, like, love</text:span><text:span text:style-name="T11"> and </text:span><text:span text:style-name="T13">prefer</text:span><text:span text:style-name="T11"> are used with </text:span><text:span text:style-name="T13">would</text:span><text:span text:style-name="T11"> or </text:span><text:span text:style-name="T13">should</text:span><text:span text:style-name="T11">, only the </text:span><text:span text:style-name="T13">to-</text:span><text:span text:style-name="T11">infinitive is used, not the </text:span><text:span text:style-name="T13">-ing</text:span><text:span text:style-name="T11"> form:</text:span></text:p>
        <text:p text:style-name="P21"/>
        <text:p text:style-name="P19"><text:span text:style-name="T11">Examples: </text:span></text:p>
        <text:p text:style-name="P19"><text:span text:style-name="T13">She’</text:span><text:span text:style-name="T14">d love to get a </text:span><text:span text:style-name="T13">job nearer home.</text:span></text:p>
        <text:p text:style-name="P19"><text:span text:style-name="T11">Not: She’d love getting a job nearer home.</text:span></text:p>
        <text:p text:style-name="P19"><text:span text:style-name="T14">Would you like to have</text:span><text:span text:style-name="T13"> dinner with us on Friday?</text:span></text:p>
        <text:p text:style-name="P23"/>
        <text:p text:style-name="P23"/>
        <text:p text:style-name="P24"/>
        <text:p text:style-name="P16"/>
        <text:p text:style-name="P16"/>
        <text:p text:style-name="P17"/>
        <text:p text:style-name="P17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70ad47" style:font-name="Times New Roman" fo:font-family="'Times New Roman'" style:font-family-generic="roman" style:font-pitch="variable" fo:font-size="11pt" fo:font-weight="bold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4" meta:paragraph-count="118" meta:word-count="518" meta:character-count="2701" meta:non-whitespace-character-count="2289"/>
    <meta:generator>LibreOfficeDev/6.0.5.2$Linux_X86_64 LibreOffice_project/</meta:generator>
  </office:meta>
</office:document-meta>
</file>